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3"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1ffb416" officeooo:paragraph-rsid="01ffb416"/>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paragraph-properties fo:text-align="center" style:justify-single-word="false"/>
      <style:text-properties officeooo:rsid="000f70c0"/>
    </style:style>
    <style:style style:name="P4" style:family="paragraph" style:parent-style-name="Text_20_body">
      <style:paragraph-properties fo:text-align="center" style:justify-single-word="false"/>
      <style:text-properties officeooo:rsid="000fce6b"/>
    </style:style>
    <style:style style:name="P5" style:family="paragraph" style:parent-style-name="Text_20_body">
      <style:paragraph-properties fo:text-align="center" style:justify-single-word="false"/>
      <style:text-properties officeooo:rsid="00bec17c" officeooo:paragraph-rsid="00bec17c"/>
    </style:style>
    <style:style style:name="P6" style:family="paragraph" style:parent-style-name="Text_20_body">
      <style:text-properties fo:language="en" fo:country="US" officeooo:rsid="00156552" fo:background-color="#ffff00"/>
    </style:style>
    <style:style style:name="P7" style:family="paragraph" style:parent-style-name="Text_20_body">
      <style:paragraph-properties fo:text-align="center" style:justify-single-word="false"/>
      <style:text-properties fo:language="en" fo:country="US" officeooo:rsid="06cbeb3b" officeooo:paragraph-rsid="01ffb416"/>
    </style:style>
    <style:style style:name="P8" style:family="paragraph" style:parent-style-name="Text_20_body">
      <style:text-properties officeooo:rsid="0122c6ca" officeooo:paragraph-rsid="0133fdb0"/>
    </style:style>
    <style:style style:name="P9" style:family="paragraph" style:parent-style-name="Text_20_body">
      <style:paragraph-properties fo:text-align="center" style:justify-single-word="false"/>
      <style:text-properties officeooo:rsid="0122c6ca"/>
    </style:style>
    <style:style style:name="P10" style:family="paragraph" style:parent-style-name="Text_20_body">
      <style:text-properties officeooo:paragraph-rsid="01f7937b"/>
    </style:style>
    <style:style style:name="P11" style:family="paragraph" style:parent-style-name="Text_20_body">
      <style:paragraph-properties fo:text-align="center" style:justify-single-word="false"/>
      <style:text-properties officeooo:rsid="013447c0" officeooo:paragraph-rsid="0133fdb0"/>
    </style:style>
    <style:style style:name="P12" style:family="paragraph" style:parent-style-name="Text_20_body">
      <style:text-properties officeooo:paragraph-rsid="01154e3e"/>
    </style:style>
    <style:style style:name="P13" style:family="paragraph" style:parent-style-name="Text_20_body">
      <style:text-properties officeooo:paragraph-rsid="0203aa57"/>
    </style:style>
    <style:style style:name="P14" style:family="paragraph" style:parent-style-name="Text_20_body">
      <style:text-properties fo:font-variant="normal" fo:text-transform="none" fo:color="#222222" style:font-name="Andale Mono" fo:font-size="12pt" fo:letter-spacing="normal" fo:font-style="normal" fo:font-weight="normal" officeooo:rsid="00e3cd07" officeooo:paragraph-rsid="011b395f" fo:background-color="transparent" style:font-size-asian="12pt" style:font-size-complex="12pt"/>
    </style:style>
    <style:style style:name="P15" style:family="paragraph" style:parent-style-name="Text_20_body">
      <style:text-properties officeooo:paragraph-rsid="013be8f4"/>
    </style:style>
    <style:style style:name="P16" style:family="paragraph" style:parent-style-name="Text_20_body">
      <style:text-properties officeooo:paragraph-rsid="02089d80"/>
    </style:style>
    <style:style style:name="P17" style:family="paragraph" style:parent-style-name="Text_20_body">
      <style:text-properties officeooo:rsid="02278c47" officeooo:paragraph-rsid="02278c47"/>
    </style:style>
    <style:style style:name="P18" style:family="paragraph" style:parent-style-name="Text_20_body">
      <style:text-properties officeooo:rsid="0219e6a8" officeooo:paragraph-rsid="0230115c"/>
    </style:style>
    <style:style style:name="P19" style:family="paragraph" style:parent-style-name="Text_20_body">
      <style:text-properties officeooo:rsid="0219e6a8" officeooo:paragraph-rsid="0230bc55"/>
    </style:style>
    <style:style style:name="P20" style:family="paragraph" style:parent-style-name="Standard">
      <style:text-properties officeooo:rsid="000f70c0" officeooo:paragraph-rsid="000f70c0"/>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in" fo:margin-right="0in" fo:text-indent="0in" style:auto-text-indent="false"/>
      <style:text-properties officeooo:paragraph-rsid="012d2152"/>
    </style:style>
    <style:style style:name="P23" style:family="paragraph" style:parent-style-name="Text_20_body">
      <style:paragraph-properties fo:margin-left="0in" fo:margin-right="0in" fo:text-indent="0in" style:auto-text-indent="false"/>
      <style:text-properties officeooo:rsid="00110c78"/>
    </style:style>
    <style:style style:name="P24" style:family="paragraph" style:parent-style-name="Text_20_body">
      <style:paragraph-properties fo:margin-left="0in" fo:margin-right="0in" fo:text-indent="0in" style:auto-text-indent="false"/>
      <style:text-properties officeooo:rsid="0012e3e3"/>
    </style:style>
    <style:style style:name="P25" style:family="paragraph" style:parent-style-name="Figure">
      <style:text-properties officeooo:paragraph-rsid="01d1d7ec"/>
    </style:style>
    <style:style style:name="P26" style:family="paragraph" style:parent-style-name="Figure">
      <style:text-properties officeooo:paragraph-rsid="01fe7c60"/>
    </style:style>
    <style:style style:name="P27" style:family="paragraph" style:parent-style-name="Text_20_body" style:list-style-name="">
      <style:paragraph-properties fo:line-height="200%" fo:text-align="start" style:justify-single-word="false"/>
      <style:text-properties fo:language="en" fo:country="US" officeooo:rsid="03f01b1f" officeooo:paragraph-rsid="01f37df8"/>
    </style:style>
    <style:style style:name="P28" style:family="paragraph" style:parent-style-name="Text_20_body" style:list-style-name="">
      <style:paragraph-properties fo:line-height="200%" fo:text-align="center" style:justify-single-word="false"/>
      <style:text-properties fo:language="en" fo:country="US" officeooo:rsid="01fe7c60" officeooo:paragraph-rsid="01f37df8"/>
    </style:style>
    <style:style style:name="P29" style:family="paragraph" style:parent-style-name="Text_20_body">
      <style:text-properties officeooo:paragraph-rsid="024bad8a"/>
    </style:style>
    <style:style style:name="P30" style:family="paragraph" style:parent-style-name="Text_20_body">
      <style:text-properties officeooo:rsid="0219e6a8" officeooo:paragraph-rsid="025fc633"/>
    </style:style>
    <style:style style:name="P31" style:family="paragraph" style:parent-style-name="Heading_20_1" style:list-style-name="">
      <style:paragraph-properties fo:line-height="200%" fo:text-align="center" style:justify-single-word="false"/>
      <style:text-properties officeooo:rsid="01154e3e" officeooo:paragraph-rsid="01154e3e"/>
    </style:style>
    <style:style style:name="P32" style:family="paragraph" style:parent-style-name="Heading_20_1">
      <style:text-properties officeooo:rsid="01154e3e" officeooo:paragraph-rsid="01154e3e"/>
    </style:style>
    <style:style style:name="P33" style:family="paragraph" style:parent-style-name="Heading_20_1">
      <style:text-properties officeooo:rsid="011ca708" officeooo:paragraph-rsid="011ca708"/>
    </style:style>
    <style:style style:name="P34" style:family="paragraph" style:parent-style-name="Heading_20_1" style:list-style-name="">
      <style:paragraph-properties fo:line-height="200%" fo:text-align="center" style:justify-single-word="false"/>
      <style:text-properties officeooo:rsid="01f1c491" officeooo:paragraph-rsid="01f1c491"/>
    </style:style>
    <style:style style:name="P35" style:family="paragraph" style:parent-style-name="Heading_20_1">
      <style:text-properties officeooo:rsid="013b4e0c"/>
    </style:style>
    <style:style style:name="P36" style:family="paragraph" style:parent-style-name="Heading_20_1">
      <style:paragraph-properties fo:break-before="page"/>
      <style:text-properties officeooo:rsid="01154e3e" officeooo:paragraph-rsid="01154e3e"/>
    </style:style>
    <style:style style:name="P37" style:family="paragraph" style:parent-style-name="Heading_20_1">
      <style:paragraph-properties fo:break-before="page"/>
      <style:text-properties officeooo:rsid="0122c6ca" officeooo:paragraph-rsid="0122c6ca"/>
    </style:style>
    <style:style style:name="P38" style:family="paragraph" style:parent-style-name="Heading_20_2">
      <style:text-properties officeooo:rsid="01df9939" officeooo:paragraph-rsid="01df9939"/>
    </style:style>
    <style:style style:name="P39" style:family="paragraph" style:parent-style-name="Heading_20_2">
      <style:text-properties officeooo:rsid="01e06627" officeooo:paragraph-rsid="02089d80"/>
    </style:style>
    <style:style style:name="P40" style:family="paragraph" style:parent-style-name="Heading_20_2">
      <style:text-properties officeooo:rsid="01e265b7" officeooo:paragraph-rsid="01e265b7"/>
    </style:style>
    <style:style style:name="P41" style:family="paragraph" style:parent-style-name="Heading_20_2">
      <style:text-properties officeooo:rsid="01e27cb1" officeooo:paragraph-rsid="01e27cb1"/>
    </style:style>
    <style:style style:name="P42" style:family="paragraph" style:parent-style-name="Standard" style:master-page-name="Standard">
      <style:paragraph-properties style:page-number="auto"/>
      <style:text-properties officeooo:rsid="000f70c0" officeooo:paragraph-rsid="000f70c0"/>
    </style:style>
    <style:style style:name="T1" style:family="text">
      <style:text-properties officeooo:rsid="00134f3c"/>
    </style:style>
    <style:style style:name="T2" style:family="text">
      <style:text-properties officeooo:rsid="00136f1c"/>
    </style:style>
    <style:style style:name="T3" style:family="text">
      <style:text-properties officeooo:rsid="00156552"/>
    </style:style>
    <style:style style:name="T4" style:family="text">
      <style:text-properties officeooo:rsid="00156552" fo:background-color="#ffff00"/>
    </style:style>
    <style:style style:name="T5" style:family="text">
      <style:text-properties officeooo:rsid="025a4704" fo:background-color="#ffff00"/>
    </style:style>
    <style:style style:name="T6" style:family="text">
      <style:text-properties officeooo:rsid="00e3cd07"/>
    </style:style>
    <style:style style:name="T7" style:family="text">
      <style:text-properties officeooo:rsid="011faa7f"/>
    </style:style>
    <style:style style:name="T8" style:family="text">
      <style:text-properties officeooo:rsid="01211608"/>
    </style:style>
    <style:style style:name="T9" style:family="text">
      <style:text-properties officeooo:rsid="0122c6ca"/>
    </style:style>
    <style:style style:name="T10" style:family="text">
      <style:text-properties fo:font-variant="normal" fo:text-transform="none" style:text-position="0% 100%" fo:font-style="normal" style:text-underline-style="none" fo:font-weight="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5c34cf" style:font-style-asian="italic" style:font-style-complex="italic"/>
    </style:style>
    <style:style style:name="T14" style:family="text">
      <style:text-properties fo:font-style="italic" officeooo:rsid="01635217" style:font-style-asian="italic" style:font-style-complex="italic"/>
    </style:style>
    <style:style style:name="T15" style:family="text">
      <style:text-properties fo:font-style="italic" officeooo:rsid="0164769b" style:font-style-asian="italic" style:font-style-complex="italic"/>
    </style:style>
    <style:style style:name="T16" style:family="text">
      <style:text-properties fo:font-style="italic" officeooo:rsid="01823884" style:font-style-asian="italic" style:font-style-complex="italic"/>
    </style:style>
    <style:style style:name="T17" style:family="text">
      <style:text-properties fo:font-style="italic" officeooo:rsid="0185eba4" style:font-style-asian="italic" style:font-style-complex="italic"/>
    </style:style>
    <style:style style:name="T18" style:family="text">
      <style:text-properties fo:font-style="italic" officeooo:rsid="01aba71c" style:font-style-asian="italic" style:font-style-complex="italic"/>
    </style:style>
    <style:style style:name="T19" style:family="text">
      <style:text-properties fo:font-style="italic" officeooo:rsid="013bf32f" style:font-style-asian="italic" style:font-style-complex="italic"/>
    </style:style>
    <style:style style:name="T20" style:family="text">
      <style:text-properties fo:font-style="italic" officeooo:rsid="01d49dea" style:font-style-asian="italic" style:font-style-complex="italic"/>
    </style:style>
    <style:style style:name="T21" style:family="text">
      <style:text-properties fo:font-style="italic" officeooo:rsid="01714de4" style:font-style-asian="italic" style:font-style-complex="italic"/>
    </style:style>
    <style:style style:name="T22" style:family="text">
      <style:text-properties fo:font-style="italic" officeooo:rsid="01f6cbd2" style:font-style-asian="italic" style:font-style-complex="italic"/>
    </style:style>
    <style:style style:name="T23" style:family="text">
      <style:text-properties fo:font-style="italic" style:text-underline-style="none" officeooo:rsid="015c34cf" style:font-style-asian="italic" style:font-style-complex="italic"/>
    </style:style>
    <style:style style:name="T24" style:family="text">
      <style:text-properties fo:font-style="normal" style:font-style-asian="normal"/>
    </style:style>
    <style:style style:name="T25" style:family="text">
      <style:text-properties fo:font-style="normal" style:font-style-asian="normal" style:font-style-complex="normal"/>
    </style:style>
    <style:style style:name="T26" style:family="text">
      <style:text-properties fo:font-style="normal" officeooo:rsid="01d1d7ec" style:font-style-asian="normal" style:font-style-complex="normal"/>
    </style:style>
    <style:style style:name="T27" style:family="text">
      <style:text-properties fo:font-style="normal" officeooo:rsid="01d418e9" style:font-style-asian="normal" style:font-style-complex="normal"/>
    </style:style>
    <style:style style:name="T28" style:family="text">
      <style:text-properties fo:font-style="normal" officeooo:rsid="01e2aca5" style:font-style-asian="normal" style:font-style-complex="normal"/>
    </style:style>
    <style:style style:name="T29" style:family="text">
      <style:text-properties fo:font-style="normal" officeooo:rsid="01e337a9" style:font-style-asian="normal" style:font-style-complex="normal"/>
    </style:style>
    <style:style style:name="T30" style:family="text">
      <style:text-properties fo:font-style="normal" officeooo:rsid="01e6703c" style:font-style-asian="normal" style:font-style-complex="normal"/>
    </style:style>
    <style:style style:name="T31" style:family="text">
      <style:text-properties fo:font-style="normal" officeooo:rsid="01e68ff2" style:font-style-asian="normal" style:font-style-complex="normal"/>
    </style:style>
    <style:style style:name="T32" style:family="text">
      <style:text-properties fo:font-style="normal" officeooo:rsid="01e9d20b" style:font-style-asian="normal" style:font-style-complex="normal"/>
    </style:style>
    <style:style style:name="T33" style:family="text">
      <style:text-properties fo:font-style="normal" officeooo:rsid="01bd4ea3" style:font-style-asian="normal" style:font-style-complex="normal"/>
    </style:style>
    <style:style style:name="T34" style:family="text">
      <style:text-properties fo:font-style="normal" officeooo:rsid="01bfc5f5" style:font-style-asian="normal" style:font-style-complex="normal"/>
    </style:style>
    <style:style style:name="T35" style:family="text">
      <style:text-properties fo:font-style="normal" officeooo:rsid="01c67263" style:font-style-asian="normal" style:font-style-complex="normal"/>
    </style:style>
    <style:style style:name="T36" style:family="text">
      <style:text-properties fo:font-style="normal" officeooo:rsid="01c02b64" style:font-style-asian="normal" style:font-style-complex="normal"/>
    </style:style>
    <style:style style:name="T37" style:family="text">
      <style:text-properties fo:font-style="normal" officeooo:rsid="01c1be62" style:font-style-asian="normal" style:font-style-complex="normal"/>
    </style:style>
    <style:style style:name="T38" style:family="text">
      <style:text-properties fo:font-style="normal" officeooo:rsid="01c29fbd" style:font-style-asian="normal" style:font-style-complex="normal"/>
    </style:style>
    <style:style style:name="T39" style:family="text">
      <style:text-properties fo:font-style="normal" officeooo:rsid="01eaaaff" style:font-style-asian="normal" style:font-style-complex="normal"/>
    </style:style>
    <style:style style:name="T40" style:family="text">
      <style:text-properties fo:font-style="normal" officeooo:rsid="01eab286" style:font-style-asian="normal" style:font-style-complex="normal"/>
    </style:style>
    <style:style style:name="T41" style:family="text">
      <style:text-properties fo:font-style="normal" officeooo:rsid="01eb978a" style:font-style-asian="normal" style:font-style-complex="normal"/>
    </style:style>
    <style:style style:name="T42" style:family="text">
      <style:text-properties fo:font-style="normal" officeooo:rsid="01ec4947" style:font-style-asian="normal" style:font-style-complex="normal"/>
    </style:style>
    <style:style style:name="T43" style:family="text">
      <style:text-properties fo:font-style="normal" officeooo:rsid="01ed0c87" style:font-style-asian="normal" style:font-style-complex="normal"/>
    </style:style>
    <style:style style:name="T44" style:family="text">
      <style:text-properties fo:font-style="normal" officeooo:rsid="01ee6463" style:font-style-asian="normal" style:font-style-complex="normal"/>
    </style:style>
    <style:style style:name="T45" style:family="text">
      <style:text-properties fo:font-style="normal" officeooo:rsid="01eeb859" style:font-style-asian="normal" style:font-style-complex="normal"/>
    </style:style>
    <style:style style:name="T46" style:family="text">
      <style:text-properties fo:font-style="normal" officeooo:rsid="01ff234b" style:font-style-asian="normal" style:font-style-complex="normal"/>
    </style:style>
    <style:style style:name="T47" style:family="text">
      <style:text-properties fo:font-style="normal" officeooo:rsid="01699534" style:font-style-asian="normal" style:font-style-complex="normal"/>
    </style:style>
    <style:style style:name="T48" style:family="text">
      <style:text-properties fo:font-style="normal" officeooo:rsid="01714de4" style:font-style-asian="normal" style:font-style-complex="normal"/>
    </style:style>
    <style:style style:name="T49" style:family="text">
      <style:text-properties fo:font-style="normal" officeooo:rsid="0213da8b" style:font-style-asian="normal" style:font-style-complex="normal"/>
    </style:style>
    <style:style style:name="T50" style:family="text">
      <style:text-properties fo:font-style="normal" officeooo:rsid="02285e08" style:font-style-asian="normal" style:font-style-complex="normal"/>
    </style:style>
    <style:style style:name="T51" style:family="text">
      <style:text-properties fo:font-style="normal" officeooo:rsid="02356a31" style:font-style-asian="normal" style:font-style-complex="normal"/>
    </style:style>
    <style:style style:name="T52" style:family="text">
      <style:text-properties fo:font-style="normal" officeooo:rsid="023ae750" style:font-style-asian="normal" style:font-style-complex="normal"/>
    </style:style>
    <style:style style:name="T53" style:family="text">
      <style:text-properties fo:font-style="normal" officeooo:rsid="02651223" style:font-style-asian="normal" style:font-style-complex="normal"/>
    </style:style>
    <style:style style:name="T54" style:family="text">
      <style:text-properties style:font-style-asian="normal"/>
    </style:style>
    <style:style style:name="T55" style:family="text">
      <style:text-properties officeooo:rsid="013b4e0c"/>
    </style:style>
    <style:style style:name="T56" style:family="text">
      <style:text-properties officeooo:rsid="013be8f4"/>
    </style:style>
    <style:style style:name="T57" style:family="text">
      <style:text-properties officeooo:rsid="013bf32f"/>
    </style:style>
    <style:style style:name="T58" style:family="text">
      <style:text-properties officeooo:rsid="015c34cf"/>
    </style:style>
    <style:style style:name="T59" style:family="text">
      <style:text-properties officeooo:rsid="01635217"/>
    </style:style>
    <style:style style:name="T60" style:family="text">
      <style:text-properties officeooo:rsid="0164769b"/>
    </style:style>
    <style:style style:name="T61" style:family="text">
      <style:text-properties officeooo:rsid="01699534"/>
    </style:style>
    <style:style style:name="T62" style:family="text">
      <style:text-properties officeooo:rsid="01714de4"/>
    </style:style>
    <style:style style:name="T63" style:family="text">
      <style:text-properties officeooo:rsid="01823884"/>
    </style:style>
    <style:style style:name="T64" style:family="text">
      <style:text-properties officeooo:rsid="0185eba4"/>
    </style:style>
    <style:style style:name="T65" style:family="text">
      <style:text-properties officeooo:rsid="0194a78e"/>
    </style:style>
    <style:style style:name="T66" style:family="text">
      <style:text-properties officeooo:rsid="019623e6"/>
    </style:style>
    <style:style style:name="T67" style:family="text">
      <style:text-properties officeooo:rsid="01a5da16"/>
    </style:style>
    <style:style style:name="T68" style:family="text">
      <style:text-properties officeooo:rsid="01aba71c"/>
    </style:style>
    <style:style style:name="T69" style:family="text">
      <style:text-properties officeooo:rsid="01cdeb85"/>
    </style:style>
    <style:style style:name="T70" style:family="text">
      <style:text-properties fo:background-color="transparent"/>
    </style:style>
    <style:style style:name="T71" style:family="text">
      <style:text-properties officeooo:rsid="013447c0" fo:background-color="transparent"/>
    </style:style>
    <style:style style:name="T72" style:family="text">
      <style:text-properties officeooo:rsid="01d0652d" fo:background-color="transparent"/>
    </style:style>
    <style:style style:name="T73" style:family="text">
      <style:text-properties officeooo:rsid="0122c6ca" fo:background-color="transparent"/>
    </style:style>
    <style:style style:name="T74" style:family="text">
      <style:text-properties officeooo:rsid="01d418e9" fo:background-color="transparent"/>
    </style:style>
    <style:style style:name="T75" style:family="text">
      <style:text-properties officeooo:rsid="02085336" fo:background-color="transparent"/>
    </style:style>
    <style:style style:name="T76" style:family="text">
      <style:text-properties officeooo:rsid="020ec50c" fo:background-color="transparent"/>
    </style:style>
    <style:style style:name="T77" style:family="text">
      <style:text-properties officeooo:rsid="0211db6c" fo:background-color="transparent"/>
    </style:style>
    <style:style style:name="T78" style:family="text">
      <style:text-properties officeooo:rsid="02232110" fo:background-color="transparent"/>
    </style:style>
    <style:style style:name="T79" style:family="text">
      <style:text-properties officeooo:rsid="02206b82" fo:background-color="transparent"/>
    </style:style>
    <style:style style:name="T80" style:family="text">
      <style:text-properties officeooo:rsid="02245484" fo:background-color="transparent"/>
    </style:style>
    <style:style style:name="T81" style:family="text">
      <style:text-properties officeooo:rsid="022640f7" fo:background-color="transparent"/>
    </style:style>
    <style:style style:name="T82" style:family="text">
      <style:text-properties officeooo:rsid="02295cfc" fo:background-color="transparent"/>
    </style:style>
    <style:style style:name="T83" style:family="text">
      <style:text-properties officeooo:rsid="022aa36b" fo:background-color="transparent"/>
    </style:style>
    <style:style style:name="T84" style:family="text">
      <style:text-properties officeooo:rsid="02323e67" fo:background-color="transparent"/>
    </style:style>
    <style:style style:name="T85" style:family="text">
      <style:text-properties officeooo:rsid="0233103a" fo:background-color="transparent"/>
    </style:style>
    <style:style style:name="T86" style:family="text">
      <style:text-properties officeooo:rsid="0233a38c" fo:background-color="transparent"/>
    </style:style>
    <style:style style:name="T87" style:family="text">
      <style:text-properties officeooo:rsid="023408cf" fo:background-color="transparent"/>
    </style:style>
    <style:style style:name="T88" style:family="text">
      <style:text-properties officeooo:rsid="02375d87" fo:background-color="transparent"/>
    </style:style>
    <style:style style:name="T89" style:family="text">
      <style:text-properties officeooo:rsid="0238fc1d" fo:background-color="transparent"/>
    </style:style>
    <style:style style:name="T90" style:family="text">
      <style:text-properties officeooo:rsid="023a8c2a" fo:background-color="transparent"/>
    </style:style>
    <style:style style:name="T91" style:family="text">
      <style:text-properties officeooo:rsid="0253ddfa" fo:background-color="transparent"/>
    </style:style>
    <style:style style:name="T92" style:family="text">
      <style:text-properties officeooo:rsid="02560fa6" fo:background-color="transparent"/>
    </style:style>
    <style:style style:name="T93" style:family="text">
      <style:text-properties officeooo:rsid="0256ef14" fo:background-color="transparent"/>
    </style:style>
    <style:style style:name="T94" style:family="text">
      <style:text-properties officeooo:rsid="02580259" fo:background-color="transparent"/>
    </style:style>
    <style:style style:name="T95" style:family="text">
      <style:text-properties officeooo:rsid="02592819" fo:background-color="transparent"/>
    </style:style>
    <style:style style:name="T96" style:family="text">
      <style:text-properties officeooo:rsid="025a1f5e" fo:background-color="transparent"/>
    </style:style>
    <style:style style:name="T97" style:family="text">
      <style:text-properties officeooo:rsid="025a3aa0" fo:background-color="transparent"/>
    </style:style>
    <style:style style:name="T98" style:family="text">
      <style:text-properties officeooo:rsid="025c105a" fo:background-color="transparent"/>
    </style:style>
    <style:style style:name="T99" style:family="text">
      <style:text-properties officeooo:rsid="025c5b1d" fo:background-color="transparent"/>
    </style:style>
    <style:style style:name="T100" style:family="text">
      <style:text-properties officeooo:rsid="025cba8a" fo:background-color="transparent"/>
    </style:style>
    <style:style style:name="T101" style:family="text">
      <style:text-properties officeooo:rsid="025d3d50" fo:background-color="transparent"/>
    </style:style>
    <style:style style:name="T102" style:family="text">
      <style:text-properties officeooo:rsid="025e5cc6" fo:background-color="transparent"/>
    </style:style>
    <style:style style:name="T103" style:family="text">
      <style:text-properties officeooo:rsid="025f20d7" fo:background-color="transparent"/>
    </style:style>
    <style:style style:name="T104" style:family="text">
      <style:text-properties officeooo:rsid="025fc633" fo:background-color="transparent"/>
    </style:style>
    <style:style style:name="T105" style:family="text">
      <style:text-properties officeooo:rsid="02619cb8" fo:background-color="transparent"/>
    </style:style>
    <style:style style:name="T106" style:family="text">
      <style:text-properties officeooo:rsid="02627dfa" fo:background-color="transparent"/>
    </style:style>
    <style:style style:name="T107" style:family="text">
      <style:text-properties officeooo:rsid="01d49dea"/>
    </style:style>
    <style:style style:name="T108" style:family="text">
      <style:text-properties officeooo:rsid="01f37df8"/>
    </style:style>
    <style:style style:name="T109" style:family="text">
      <style:text-properties style:font-name="Times New Roman3" officeooo:rsid="01f7937b" style:font-name-asian="Times New Roman3" style:font-name-complex="Times New Roman3"/>
    </style:style>
    <style:style style:name="T110" style:family="text">
      <style:text-properties style:font-name="Times New Roman" officeooo:rsid="01f7937b" style:font-name-asian="DejaVu Sans" style:font-name-complex="Lohit Hindi"/>
    </style:style>
    <style:style style:name="T111" style:family="text">
      <style:text-properties style:font-name="Times New Roman" officeooo:rsid="01f968f9" style:font-name-asian="DejaVu Sans" style:font-name-complex="Lohit Hindi"/>
    </style:style>
    <style:style style:name="T112" style:family="text">
      <style:text-properties style:font-name="Times New Roman" officeooo:rsid="01f968f9" fo:background-color="transparent" style:font-name-asian="DejaVu Sans" style:font-name-complex="Lohit Hindi"/>
    </style:style>
    <style:style style:name="T113" style:family="text">
      <style:text-properties officeooo:rsid="01ffb416"/>
    </style:style>
    <style:style style:name="T114" style:family="text">
      <style:text-properties officeooo:rsid="04ed9e43"/>
    </style:style>
    <style:style style:name="T115" style:family="text">
      <style:text-properties officeooo:rsid="0201a242"/>
    </style:style>
    <style:style style:name="T116" style:family="text">
      <style:text-properties officeooo:rsid="01154e3e"/>
    </style:style>
    <style:style style:name="T117" style:family="text">
      <style:text-properties officeooo:rsid="0203aa57"/>
    </style:style>
    <style:style style:name="T118" style:family="text">
      <style:text-properties officeooo:rsid="02104084"/>
    </style:style>
    <style:style style:name="T119" style:family="text">
      <style:text-properties officeooo:rsid="021be235"/>
    </style:style>
    <style:style style:name="T120" style:family="text">
      <style:text-properties officeooo:rsid="021ffaa6"/>
    </style:style>
    <style:style style:name="T121" style:family="text">
      <style:text-properties officeooo:rsid="02206b82"/>
    </style:style>
    <style:style style:name="T122" style:family="text">
      <style:text-properties officeooo:rsid="0222881c"/>
    </style:style>
    <style:style style:name="T123" style:family="text">
      <style:text-properties fo:language="en" fo:country="US" officeooo:rsid="01ed7d72" fo:background-color="transparent"/>
    </style:style>
    <style:style style:name="T124" style:family="text">
      <style:text-properties fo:language="en" fo:country="US" officeooo:rsid="0227cb65" fo:background-color="transparent"/>
    </style:style>
    <style:style style:name="T125" style:family="text">
      <style:text-properties officeooo:rsid="023b6b6b"/>
    </style:style>
    <style:style style:name="T126" style:family="text">
      <style:text-properties officeooo:rsid="023d5b26"/>
    </style:style>
    <style:style style:name="T127" style:family="text">
      <style:text-properties officeooo:rsid="023e1c06"/>
    </style:style>
    <style:style style:name="T128" style:family="text">
      <style:text-properties officeooo:rsid="023f8765"/>
    </style:style>
    <style:style style:name="T129" style:family="text">
      <style:text-properties officeooo:rsid="0240e369"/>
    </style:style>
    <style:style style:name="T130" style:family="text">
      <style:text-properties officeooo:rsid="02411482"/>
    </style:style>
    <style:style style:name="T131" style:family="text">
      <style:text-properties officeooo:rsid="0251fab3"/>
    </style:style>
    <style:style style:name="T132" style:family="text">
      <style:text-properties officeooo:rsid="02533657"/>
    </style:style>
    <style:style style:name="T133" style:family="text">
      <style:text-properties fo:font-weight="bold" officeooo:rsid="025fc633" fo:background-color="transparent"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SM_Figure"/>
      </text:sequence-decls>
      <text:p text:style-name="P42">Running head: <text:span text:style-name="T113">ELECTRONIC SUPPLEMENTARY MATERIAL</text:span></text:p>
      <text:p text:style-name="P20"/>
      <text:p text:style-name="P3"/>
      <text:p text:style-name="P7"><text:span text:style-name="T114">G</text:span>etting a Handle on Eye-Movement Behaviour Towards Isolated Graspable Objects <text:span text:style-name="T113">(Electronic Supplementary Material)</text:span></text:p>
      <text:p text:style-name="P5"/>
      <text:p text:style-name="P3">Lotje van der Linden, Sebastiaan Mathôt and Françoise Vitu</text:p>
      <text:p text:style-name="P4">Laboratoire de Psychologie Cognitive, Aix-Marseille Université, CNRS, Marseille, France</text:p>
      <text:p text:style-name="P4"/>
      <text:p text:style-name="P6"/>
      <text:p text:style-name="P23">Corresponding author:</text:p>
      <text:p text:style-name="P24">Lotje van der Linden</text:p>
      <text:p text:style-name="P21">Laboratoire de Psychologie Cognitive (LPC)</text:p>
      <text:p text:style-name="P21">CNRS, Université de Provence, UMR 7290</text:p>
      <text:p text:style-name="P21">Centre St Charles, Bâtiment 9, Case D</text:p>
      <text:p text:style-name="P21">3 place Victor Hugo</text:p>
      <text:p text:style-name="P21">13331 Marseille, cedex 03</text:p>
      <text:p text:style-name="P21"><text:span text:style-name="T3">e-mail address</text:span>: <text:a xlink:type="simple" xlink:href="mailto:soazig.casteau@univ-amu.fr" office:target-frame-name="_blank" xlink:show="new"><text:span text:style-name="T1">l</text:span></text:a><text:span text:style-name="T1">.vanderlinden@cogsci.nl</text:span></text:p>
      <text:p text:style-name="P21">tel<text:span text:style-name="T3">ephone number</text:span>: 04.<text:span text:style-name="T2">13.55.09.66</text:span></text:p>
      <text:p text:style-name="P22"><text:span text:style-name="T4">fax number: </text:span><text:span text:style-name="T5">+33 4 88 57 68 95</text:span></text:p>
      <text:h text:style-name="P31" text:outline-level="1"/>
      <text:h text:style-name="P36" text:outline-level="1">Materials</text:h>
      <text:p text:style-name="P12"><text:span text:style-name="T116">Stimuli, experimental scripts and data are made available on the first author's website: </text:span><text:a xlink:type="simple" xlink:href="http://www.cogsci.nl/lvanderlinden/">http://www.cogsci.nl/lvanderlinden/</text:a></text:p>
      <text:h text:style-name="P33" text:outline-level="1">Center-of-gravity calculation</text:h>
      <text:p text:style-name="P8"><text:span text:style-name="T69">To calculate the center of gravity (CoG) of our stimuli we applied an edge-detection algorithm (i.e. Sobel operator) to the original bitmap image. Next, we calculated the weighted average contrast of the Sobel-filtered image. An example is shown i</text:span><text:span text:style-name="T71">n </text:span><text:span text:style-name="T76">ESM_</text:span><text:span text:style-name="T71">Figure </text:span><text:span text:style-name="T72">1</text:span><text:span text:style-name="T71">.</text:span></text:p>
      <text:p text:style-name="P11"><draw:frame draw:style-name="fr1" draw:name="Frame1" text:anchor-type="as-char" svg:width="2in" draw:z-index="0"><draw:text-box fo:min-height="2.5047in"><text:p text:style-name="P25"><draw:frame draw:style-name="fr3" draw:name="graphics4" text:anchor-type="paragraph" svg:x="0.0016in" svg:y="0.0008in" svg:width="2in" style:rel-width="100%" svg:height="2.5047in" style:rel-height="scale" draw:z-index="1"><draw:image xlink:href="../../../sources/Figure_S1.png" xlink:type="simple" xlink:show="embed" xlink:actuate="onLoad"/></draw:frame><text:span text:style-name="T115">ESM_</text:span>Figure <text:sequence text:ref-name="refFigure0" text:name="Figure" text:formula="ooow:Figure+1" style:num-format="1">1</text:sequence>: <text:span text:style-name="T26">Stimulus bitmap before (a) and after (b) an edge-detection algorithm (Sobel operator) </text:span><text:span text:style-name="T52">wa</text:span><text:span text:style-name="T26">s applied. Compared to the absolute center, the weighted average of the resulting image (CoG) is shifted towards the non-handle side of the object.</text:span></text:p></draw:text-box></draw:frame></text:p>
      <text:h text:style-name="P34" text:outline-level="1"><text:soft-page-break/>Undershoot saccade-target location in Experiment 1</text:h>
      <text:h text:style-name="P27" text:outline-level="1">Experiment 1 revealed that, on average, initial saccades did not land exactly at <text:span text:style-name="T125">the </text:span>object'<text:span text:style-name="T125">s</text:span> absolute center, nor exactly at <text:span text:style-name="T126">its </text:span>CoG, but rather somewhere in between (see main text). <text:span text:style-name="T127">R</text:span>ather than interpreting this as a high-level bias either towards or away from <text:span text:style-name="T128">the</text:span> handles (depending on the reference point), we should consider <text:span text:style-name="T117">the following. Possibly, </text:span>participants did aim to saccade towards <text:span text:style-name="T128">the</text:span> CoG, but systematically undershot this <text:span text:style-name="T129">saccadic </text:span>target position. This line of reasoning is schematically depicted in <text:span text:style-name="T118">ESM_</text:span>Figure 2.</text:h>
      <text:h text:style-name="P28" text:outline-level="1"><draw:frame draw:style-name="fr1" draw:name="Frame4" text:anchor-type="as-char" svg:width="6.6929in" draw:z-index="4"><draw:text-box fo:min-height="2.6811in"><text:p text:style-name="Figure"><text:span text:style-name="T115"><draw:frame draw:style-name="fr4" draw:name="graphics1" text:anchor-type="as-char" svg:width="6.6929in" style:rel-width="100%" svg:height="2.6811in" style:rel-height="scale" draw:z-index="9"><draw:image xlink:href="../../../sources/Figure_S2.png" xlink:type="simple" xlink:show="embed" xlink:actuate="onLoad"/></draw:frame></text:span><text:span text:style-name="T115">ESM_</text:span>Figure <text:sequence text:ref-name="refFigure1" text:name="Figure" text:formula="ooow:Figure+1" style:num-format="1">2</text:sequence>: <text:span text:style-name="T46">Schematic representation of how a saccade-target undershoot may result in a bias away versus towards objects' handle, depending on the reference point (i.e. absolute center or CoG, respectively).</text:span></text:p></draw:text-box></draw:frame></text:h>
      <text:h text:style-name="P32" text:outline-level="1">Saliency maps</text:h>
      <text:p text:style-name="Text_20_body"><text:span text:style-name="T6">Saliency maps were generated with the NeuroMorphic vision toolkit </text:span><text:reference-mark-start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EQxjOfnYGq"/><text:span text:style-name="T6">(Itti, Koch, &amp; Niebur, 1998)</text:span><text:reference-mark-end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EQxjOfnYGq"/><text:span text:style-name="T6">. For each image, a saliency map was obtained with the following command:</text:span></text:p>
      <text:p text:style-name="P14">ezvision --in=[input image] -T --output-frames=0-4@EVENT --out=png --textlog=[output log] -+</text:p>
      <text:p text:style-name="P17"><text:span text:style-name="T130">O</text:span>nly saccades that crossed an imaginary border between the central fixation point and the <text:span text:style-name="T123">smallest-possible target eccentricity </text:span><text:span text:style-name="T124">were included in the analyses.</text:span></text:p>
      <text:h text:style-name="P32" text:outline-level="1"><text:soft-page-break/>Contrast manipulation</text:h>
      <text:p text:style-name="Text_20_body"><text:span text:style-name="T7">Contrast between stimulus and background should influence a stimulus' CoG calculation, as well as its saliency map </text:span><text:reference-mark-start text:name="ZOTERO_ITEM CSL_CITATION {&quot;citationID&quot;:&quot;2am25qshp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CVNc4Xwis"/><text:span text:style-name="T7">(Itti et al., 1998)</text:span><text:reference-mark-end text:name="ZOTERO_ITEM CSL_CITATION {&quot;citationID&quot;:&quot;2am25qshp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UCVNc4Xwis"/><text:span text:style-name="T7">. We therefore included a contrast manipulation in our design to investigate (1) whether the CoG calculation and the saliency model are sensitive to this manipulation, and (2) whether participants' eye movements are influenced by this manipulation to a similar extent.</text:span></text:p>
      <text:p text:style-name="P13"><text:span text:style-name="T8">To this purpose, we applied a mask gradient, generated in OpenSesame </text:span><text:reference-mark-start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VpkCLBk3wn"/><text:span text:style-name="T10">(Mathôt, Schreij, &amp; Theeuwes, 2012)</text:span><text:reference-mark-end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VpkCLBk3wn"/><text:span text:style-name="T8"> by using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8">(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8">, to our stimuli. This led to a degradation of the original stimulus at either the left or the right side</text:span><text:span text:style-name="T73"> </text:span><text:span text:style-name="T74">(see </text:span><text:span text:style-name="T77">ESM_</text:span><text:span text:style-name="T74">Figure </text:span><text:span text:style-name="T75">3</text:span><text:span text:style-name="T74">)</text:span><text:span text:style-name="T9">.</text:span></text:p>
      <text:p text:style-name="P9"><draw:frame draw:style-name="fr1" draw:name="Frame2" text:anchor-type="as-char" svg:width="2.3898in" draw:z-index="5"><draw:text-box fo:min-height="2.5898in"><text:p text:style-name="Figure"><draw:frame draw:style-name="fr3" draw:name="graphics2" text:anchor-type="paragraph" svg:x="0.0016in" svg:y="0.0008in" svg:width="2.3898in" style:rel-width="100%" svg:height="2.5898in" style:rel-height="scale" draw:z-index="6"><draw:image xlink:href="../../../sources/Figure_S3.png" xlink:type="simple" xlink:show="embed" xlink:actuate="onLoad"/></draw:frame><text:span text:style-name="T115">ESM_</text:span>Figure <text:sequence text:ref-name="refFigure2" text:name="Figure" text:formula="ooow:Figure+1" style:num-format="1">3</text:sequence>: <text:span text:style-name="T25">The experimental factor Contrast had three levels: Control (a), High-contrast left (b), and High-contrast right (c).</text:span></text:p></draw:text-box></draw:frame></text:p>
      <text:h text:style-name="P38" text:outline-level="2">Contrast effect on CoG calculation</text:h>
      <text:p text:style-name="P15"><text:span text:style-name="T56">Firstly, as predicted, the contrast manipulation influenced the CoG calculation. In the control condition (see ESM_Figure 3a), on average the CoG was shifted slightly towards objects' </text:span><text:soft-page-break/><text:span text:style-name="T56">non-handle side (1.25% of the object's width, see also main text). If contrast on the </text:span><text:span text:style-name="T19">non-handle side was preserved </text:span><text:span text:style-name="T27">(i.e. </text:span><text:span text:style-name="T57">contrast on the handle side was degraded, see ESM_Figure 3b), this bias was slightly stronger (1.56%). If contrast on the </text:span><text:span text:style-name="T20">handle side was preserved</text:span><text:span text:style-name="T107"> (i.e. contrast on the non-handle side was degraded, see ESM_Figure 3c), the average CoG was shifted slightly towards the handle (0.12%).</text:span></text:p>
      <text:h text:style-name="P39" text:outline-level="2">Contrast effect on initial saccades</text:h>
      <text:p text:style-name="P16"><text:span text:style-name="T65">Secondly, we investigated the effect of contrast on participants' landing positions. In Experiment 2, objects were presented with their CoG aligned on the vertical meridian. Therefore, we predicted that initial landing positions would not show a deviation from this reference point, regardless of contrast manipulation. Indeed, Bonferroni-corrected (alpha = .05/3) </text:span><text:span text:style-name="T47">one-sample t-tests</text:span><text:span text:style-name="T61"> revealed that none of the condition means appeared to differ from objects' CoG (</text:span><text:span text:style-name="T14">t</text:span><text:span text:style-name="T59">(16) = -0.27, </text:span><text:span text:style-name="T14">p</text:span><text:span text:style-name="T59"> &gt; .99, </text:span><text:span text:style-name="T15">t</text:span><text:span text:style-name="T60">(16) = 0.26, </text:span><text:span text:style-name="T15">p</text:span><text:span text:style-name="T60"> = .99, and </text:span><text:span text:style-name="T15">t</text:span><text:span text:style-name="T60">(16) = 1.65, </text:span><text:span text:style-name="T15">p</text:span><text:span text:style-name="T60"> = .3552, for high-contrast left, control, and high-contrast right trials, respectively, see blue line ESM_Figure 4a). This suggests that our CoG calculation worked well; even when it was performed on stimuli of which contrast with the background was manipulated. </text:span><text:soft-page-break/><text:span text:style-name="T60"><draw:frame draw:style-name="fr1" draw:name="Frame3" text:anchor-type="as-char" svg:width="6in" draw:z-index="7"><draw:text-box fo:min-height="3in"><text:p text:style-name="P26"><draw:frame draw:style-name="fr3" draw:name="graphics3" text:anchor-type="paragraph" svg:x="0.0016in" svg:y="0.0008in" svg:width="6in" style:rel-width="100%" svg:height="3in" style:rel-height="scale" draw:z-index="8"><draw:image xlink:href="../../../sources/Figure_S4.png" xlink:type="simple" xlink:show="embed" xlink:actuate="onLoad"/></draw:frame><text:span text:style-name="T115">ESM_</text:span>Figure <text:sequence text:ref-name="refFigure3" text:name="Figure" text:formula="ooow:Figure+1" style:num-format="1">4</text:sequence>: <text:span text:style-name="T28">Landing position of observed (blue lines) and simulated (orange lines) initial saccades (a) and refixations (b) as a function of Contrast manipulation (High-contrast left, Control, High-contrast right). </text:span><text:span text:style-name="T32">Second refixations were not included in the analyses, </text:span><text:span text:style-name="T29">because there were not enough second refixations to split per Contrast-manipulation level. </text:span><text:span text:style-name="T39">G</text:span><text:span text:style-name="T33">ray-dotted line</text:span><text:span text:style-name="T39">s</text:span><text:span text:style-name="T33"> indicate objects' </text:span><text:span text:style-name="T34">CoG</text:span><text:span text:style-name="T33">, which coincided with the vertical meridian (see also main text). </text:span><text:span text:style-name="T35">Positive landing positions indicate </text:span><text:span text:style-name="T40">a rightward bias relative to this reference point, whereas negative values indicate </text:span><text:span text:style-name="T50">a </text:span><text:span text:style-name="T40">leftward bias.</text:span><text:span text:style-name="T35"> </text:span><text:span text:style-name="T36">Note that, in contrast to participants' behaviour </text:span><text:span text:style-name="T40">(blue lines)</text:span><text:span text:style-name="T36">, </text:span><text:span text:style-name="T42">a </text:span><text:span text:style-name="T36">simulation </text:span><text:span text:style-name="T40">(orange lines) </text:span><text:span text:style-name="T43">is not </text:span><text:span text:style-name="T41">subject to </text:span><text:span text:style-name="T36">between-measures variance. As a consequence, neither statistical testing, nor </text:span><text:span text:style-name="T37">an indication of</text:span><text:span text:style-name="T36"> error terms (i.e. error bars) </text:span><text:span text:style-name="T44">wa</text:span><text:span text:style-name="T36">s necessary for interpreting the </text:span><text:span text:style-name="T38">simulated </text:span><text:span text:style-name="T36">results.</text:span><text:span text:style-name="T29"> </text:span><text:span text:style-name="T45">For the observed saccades (orange lines) e</text:span><text:span text:style-name="T28">rror bars indicate Bonferroni-corrected between-subject confidence intervals (because critical statistical tests were one-sample t-tests rather than within-subjects analyses).</text:span></text:p></draw:text-box></draw:frame></text:span></text:p>
      <text:h text:style-name="P40" text:outline-level="2">Contrast effect on refixations</text:h>
      <text:p text:style-name="P29"><text:span text:style-name="T62">Contrast manipulation </text:span><text:span text:style-name="T48">did affect refixations</text:span><text:span text:style-name="T21"> </text:span><text:span text:style-name="T30">(see </text:span><text:span text:style-name="T49">ESM_</text:span><text:span text:style-name="T30">Figure </text:span><text:span text:style-name="T49">4</text:span><text:span text:style-name="T30">b, blue lin</text:span><text:span text:style-name="T31">e)</text:span><text:span text:style-name="T62">. Bonferroni-corrected one-sample t-tests revealed a rightward deviation (relative to the CoG) if the object's right side was degraded (i.e., when contrast with the background was higher on the left side, </text:span><text:span text:style-name="T13">M</text:span><text:span text:style-name="T58"> = 0.075, </text:span><text:span text:style-name="T23">SE</text:span><text:span text:style-name="T58"> = 0.012, </text:span><text:span text:style-name="T13">t</text:span><text:span text:style-name="T58">(16) = 6.15, </text:span><text:span text:style-name="T13">p</text:span><text:span text:style-name="T58"> &lt; .0001), and vice versa, although to a marginal extent, if the right side of the object was degraded (</text:span><text:span text:style-name="T16">M</text:span><text:span text:style-name="T63"> = -0.025, </text:span><text:span text:style-name="T16">SE </text:span><text:span text:style-name="T63">= 0.012, </text:span><text:span text:style-name="T16">t</text:span><text:span text:style-name="T63">(16) = -1.96, </text:span><text:span text:style-name="T16">p</text:span><text:span text:style-name="T63"> = .2019). Indeed, a </text:span><text:soft-page-break/><text:span text:style-name="T63">repeated measures analysis of variance confirmed the effect of contrast manipulation on landing positions (</text:span><text:span text:style-name="T17">F</text:span><text:span text:style-name="T64">(16,2) = 92.02, </text:span><text:span text:style-name="T17">p</text:span><text:span text:style-name="T64"> &lt; .0001). Thus, participants looked at the </text:span><text:span text:style-name="T17">degraded</text:span><text:span text:style-name="T64"> (rather than the high-contrast) part of the object. Although contradictory at first sight, this is probably best explained as a high-level compensatory effect: Participants directed their gaze towards the part of the object that contained </text:span><text:span text:style-name="T18">less</text:span><text:span text:style-name="T68"> visual information, in order to maximise visual-information uptake. Third saccades (ESM_Figure 4c) were not numerous enough to analyse (</text:span><text:span text:style-name="T109">≈</text:span><text:span text:style-name="T110"> </text:span><text:span text:style-name="T111">16 observations </text:span><text:span text:style-name="T110">per </text:span><text:span text:style-name="T112">cell</text:span><text:span text:style-name="T111">).</text:span></text:p>
      <text:h text:style-name="P41" text:outline-level="2">Contrast effect on simulation</text:h>
      <text:p text:style-name="P10"><text:span text:style-name="T66">In contrast to observed saccades, simulated initial saccades were strongly influenced by the contrast manipulation (see ESM_Figure 4a, orange line), such that they were directed towards the high-contrast (and therefore more salient) side of the object. Then, once fixated, this part of the display was temporarily inhibited, such that subsequent simulated saccades were directed away from the object's high-contrast part (see ESM_Figure 4b, orange line). Finally, for third simulated saccades, initial fixation locations had been partly </text:span><text:span text:style-name="T22">dis</text:span><text:span text:style-name="T108">inhibited again, resulting in a pattern that is similar, yet less extreme, than the pattern of initial saccades (ESM_Figure 4c versus 3a, orange lines). </text:span></text:p>
      <text:p text:style-name="P10"><text:span text:style-name="T67">Thus, whereas participants' initial saccades appeared to land at the CoG, regardless of contrast manipulation, simulated initial saccades were strongly directed towards the object's high-contrast side. This discrepancy is probably best explained by the fact that the saliency model that we used </text:span><text:reference-mark-start text:name="ZOTERO_ITEM CSL_CITATION {&quot;citationID&quot;:&quot;tmovablnd&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9Jl3X31HqW"/><text:span text:style-name="T67">(Itti et al., 1998)</text:span><text:reference-mark-end text:name="ZOTERO_ITEM CSL_CITATION {&quot;citationID&quot;:&quot;tmovablnd&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9Jl3X31HqW"/><text:span text:style-name="T67"> does not take into account the fact that visual acuity rapidly decays as a function of stimulus eccentricity </text:span><text:reference-mark-start text:name="ZOTERO_ITEM CSL_CITATION {&quot;citationID&quot;:&quot;2bmq6ishaq&quot;,&quot;properties&quot;:{&quot;formattedCitation&quot;:&quot;(but see Parkhurst, Law, &amp; Niebur, 2002)&quot;,&quot;plainCitation&quot;:&quot;(but see Parkhurst, Law, &amp; Niebur, 2002)&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but see &quot;}],&quot;schema&quot;:&quot;https://github.com/citation-style-language/schema/raw/master/csl-citation.json&quot;} RNDTp8tD18URP"/><text:span text:style-name="T67">(but see Parkhurst, Law, &amp; Niebur, 2002)</text:span><text:reference-mark-end text:name="ZOTERO_ITEM CSL_CITATION {&quot;citationID&quot;:&quot;2bmq6ishaq&quot;,&quot;properties&quot;:{&quot;formattedCitation&quot;:&quot;(but see Parkhurst, Law, &amp; Niebur, 2002)&quot;,&quot;plainCitation&quot;:&quot;(but see Parkhurst, Law, &amp; Niebur, 2002)&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but see &quot;}],&quot;schema&quot;:&quot;https://github.com/citation-style-language/schema/raw/master/csl-citation.json&quot;} RNDTp8tD18URP"/><text:span text:style-name="T67">. As a consequence, the saliency model shows an extreme bias towards the object's more salient side, whereas participants' initial saccades appear to be the result of averaging across visual information in the periphery.</text:span></text:p>
      <text:h text:style-name="P35" text:outline-level="1"><text:soft-page-break/>Distributions of landing positions</text:h>
      <text:p text:style-name="P18"><text:span text:style-name="T55">T</text:span>he current study revealed that, <text:span text:style-name="T12">on average</text:span>, initial saccades are directed towards <text:span text:style-name="T131">the </text:span>object'<text:span text:style-name="T131">s</text:span> CoG <text:span text:style-name="T119">(see main text, Figure 2b, straight line, first marker)</text:span>, rather than towards objects' handle (as predicted by the handle-affordance hypothesis) or towards the implied action direction (as predicted by the action-direction hypothesis). <text:span text:style-name="T120">However, from this finding only, we cannot yet conclude that the objects' CoG was indeed also the most likely landing position on an individual saccade level. Instead, the </text:span>average landing position <text:span text:style-name="T122">might be the net </text:span>result of participants moving their eyes <text:span text:style-name="T132">either</text:span> towards the <text:span text:style-name="T121">ob</text:span><text:span text:style-name="T79">ject</text:span><text:span text:style-name="T92">'</text:span><text:span text:style-name="T79">s </text:span><text:span text:style-name="T70">handle </text:span><text:span text:style-name="T91">side </text:span><text:span text:style-name="T79">or </text:span><text:span text:style-name="T91">towards </text:span><text:span text:style-name="T70">the </text:span><text:span text:style-name="T79">object</text:span><text:span text:style-name="T91">'</text:span><text:span text:style-name="T79">s </text:span><text:span text:style-name="T70">non-handle side, with (more or less) equal probability. </text:span><text:span text:style-name="T78">To distinguish between these possibilities </text:span><text:span text:style-name="T80">we plotted</text:span><text:span text:style-name="T78"> </text:span><text:span text:style-name="T81">the distributions of the different landing positions, </text:span><text:span text:style-name="T93">and reasoned as follows:</text:span><text:span text:style-name="T81"> </text:span><text:span text:style-name="T82">If initial saccades are indeed most likely to be directed towards </text:span><text:span text:style-name="T93">the</text:span><text:span text:style-name="T82"> CoG, initial landing positions </text:span><text:span text:style-name="T94">should be </text:span><text:span text:style-name="T82">distributed </text:span><text:span text:style-name="T83">unimodally </text:span><text:span text:style-name="T82">around this location. If, instead, on a saccade-by-saccade basis, participants either </text:span><text:span text:style-name="T95">gazed</text:span><text:span text:style-name="T82"> </text:span><text:span text:style-name="T95">at </text:span><text:span text:style-name="T82">the handle </text:span><text:span text:style-name="T96">side </text:span><text:span text:style-name="T82">or the non-handle side </text:span><text:span text:style-name="T97">(</text:span><text:span text:style-name="T82">but not </text:span><text:span text:style-name="T97">at the </text:span><text:span text:style-name="T82">CoG</text:span><text:span text:style-name="T97">)</text:span><text:span text:style-name="T82">, initial landing positions should show a bimodal distribution. </text:span></text:p>
      <text:p text:style-name="P30"><text:span text:style-name="T98">In line with the former, </text:span><text:span text:style-name="T84">participants' landing positions appear to be unimodally distributed </text:span><text:span text:style-name="T98">(see ESM_Figure 5</text:span><text:span text:style-name="T99">a, b and c</text:span><text:span text:style-name="T98">, </text:span><text:span text:style-name="T99">left row</text:span><text:span text:style-name="T98">)</text:span><text:span text:style-name="T84">. More specifically, in Experiment 1, initial landing positions appear to be skewed towards </text:span><text:span text:style-name="T100">the </text:span><text:span text:style-name="T84">non-handle side (relative to the </text:span><text:span text:style-name="T102">absolute</text:span><text:span text:style-name="T84"> center, see first red distribution) or </text:span><text:span text:style-name="T101">the</text:span><text:span text:style-name="T84"> handle side (relative to the CoG, see first green distribution). Importantly, in Experiment 2, where the chance of saccadic undershoot </text:span><text:span text:style-name="T103">wa</text:span><text:span text:style-name="T84">s minimised, initial landing positions appear to be normally distributed around the CoG (see first orange distribution). </text:span><text:span text:style-name="T85">All refixations appear to be skewed towards the non-handle side of the object, irrespective of the reference point </text:span><text:span text:style-name="T104">(see ESM_Figure 5a, b and c, middle and right row)</text:span><text:span text:style-name="T85">. </text:span><text:span text:style-name="T86">In contrast, simulated landing positions appear to be less normally, and much wider, </text:span><text:span text:style-name="T87">distributed </text:span><text:span text:style-name="T105">(see ESM_Figure 5d)</text:span><text:span text:style-name="T87">. </text:span><text:span text:style-name="T88">The latter is important, because </text:span><text:span text:style-name="T106">it</text:span><text:span text:style-name="T88"> indicates that </text:span><text:span text:style-name="T106">our</text:span><text:span text:style-name="T88"> stimuli were not systematically more salient on one side or the other. </text:span><text:span text:style-name="T89">Thus</text:span><text:span text:style-name="T88">, </text:span><text:span text:style-name="T89">it is unlikely that the systematic bias in refixations is partly explained by low-level saliency.</text:span></text:p>
      <text:p text:style-name="P19"><text:soft-page-break/><draw:frame draw:style-name="fr2" draw:name="Frame5" text:anchor-type="as-char" svg:width="5in" draw:z-index="2"><draw:text-box fo:min-height="6.6098in"><text:p text:style-name="Figure"><draw:frame draw:style-name="fr5" draw:name="graphics5" text:anchor-type="paragraph" svg:width="5in" style:rel-width="100%" svg:height="6.6098in" style:rel-height="scale" draw:z-index="3"><draw:image xlink:href="../../../sources/Figure_S5.png" xlink:type="simple" xlink:show="embed" xlink:actuate="onLoad"/></draw:frame>Figure <text:sequence text:ref-name="refFigure4" text:name="Figure" text:formula="ooow:Figure+1" style:num-format="1">5</text:sequence>: <text:span text:style-name="T51">Distributions of landing positions for Experiment 1 (a and b), Experiment 2 (c) and the saliency-model simulation </text:span><text:span text:style-name="T53">(d)</text:span><text:span text:style-name="T51">, for initial saccades (left column), and refixations (middle and right column).</text:span></text:p></draw:text-box></draw:frame></text:p>
      <text:h text:style-name="P37" text:outline-level="1">References</text:h>
      <text:section text:style-name="Sect1" text:name="ZOTERO_BIBL {&quot;custom&quot;:[]} CSL_BIBLIOGRAPHY RNDoU7lb2ut0F">
        <text:p text:style-name="Bibliography_20_1"><text:span text:style-name="T54">Itti, L., Koch, C., &amp; Niebur, E. (1998). A model of saliency-based visual attention for rapid scene analysis. </text:span><text:span text:style-name="T11">IEEE Transactions on Pattern Analysis and Machine Intelligence</text:span><text:span text:style-name="T24">, </text:span><text:span text:style-name="T11">20</text:span><text:span text:style-name="T24">(11), 1254–1259.</text:span></text:p>
        <text:p text:style-name="Bibliography_20_1"><text:span text:style-name="T24">Mathôt, S., Schreij, D., &amp; Theeuwes, J. (2012). OpenSesame: An open-source, graphical experiment builder for the social sciences. </text:span><text:span text:style-name="T11">Behavior Research Methods</text:span><text:span text:style-name="T24">, 1–11.</text:span></text:p>
        <text:p text:style-name="Bibliography_20_1"><text:span text:style-name="T24">Parkhurst, D., Law, K., &amp; Niebur, E. (2002). Modeling the role of salience in the allocation of overt visual attention. </text:span><text:span text:style-name="T11">Vision Research</text:span><text:span text:style-name="T24">, </text:span><text:span text:style-name="T11">42</text:span><text:span text:style-name="T24">(1), 107–123.</text:span></text:p>
        <text:p text:style-name="Bibliography_20_1"><text:span text:style-name="T24">Peirce, J. W. (2007). PsychoPy—psychophysics software in Python. </text:span><text:span text:style-name="T11">Journal of Neuroscience Methods</text:span><text:span text:style-name="T24">, </text:span><text:span text:style-name="T11">162</text:span><text:span text:style-name="T24">(1), 8–1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3" svg:font-family="'Times New Roman'" style:font-family-generic="roman"/>
    <style:font-face style:name="Andale Mono" svg:font-family="'Andale Mono'"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Figure" style:family="paragraph" style:parent-style-name="Caption">
      <style:paragraph-properties fo:line-height="200%"/>
      <style:text-properties fo:font-size="10pt" style:font-weight-asian="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SM_5f_Figure" style:display-name="ESM_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1ffb416" officeooo:paragraph-rsid="01ffb416"/>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lectronic Supplementary Material</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2.3$Linux_X86_64 LibreOffice_project/410m0$Build-3</meta:generator>
    <dc:date>2013-11-09T16:15:54.997364840</dc:date>
    <meta:editing-duration>P2DT18H12M48S</meta:editing-duration>
    <meta:editing-cycles>540</meta:editing-cycles>
    <meta:document-statistic meta:table-count="0" meta:image-count="5" meta:object-count="0" meta:page-count="10" meta:paragraph-count="55" meta:word-count="1709" meta:character-count="11562" meta:non-whitespace-character-count="9910"/>
    <meta:user-defined meta:name="ZOTERO_PREF_1">&lt;data data-version="3" zotero-version="4.0.11"&gt;&lt;session id="6950XQaB"/&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